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762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5.015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703cm"/>
    </style:style>
    <style:style style:name="co8" style:family="table-column">
      <style:table-column-properties fo:break-before="auto" style:column-width="1.69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3.5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PageStyle_5f_PWM_20_Timers">
      <style:table-properties table:display="true" style:writing-mode="lr-tb"/>
    </style:style>
    <style:style style:name="ta2" style:family="table" style:master-page-name="PageStyle_5f_Layout">
      <style:table-properties table:display="true" style:writing-mode="lr-tb"/>
    </style:style>
    <style:style style:name="ta3" style:family="table" style:master-page-name="PageStyle_5f_Time_20_Keeping_20_Timer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61"/>
    <style:style style:name="ce3" style:family="table-cell" style:parent-style-name="Excel_20_Built-in_20_Normal" style:data-style-name="N0"/>
    <style:style style:name="ce4" style:family="table-cell" style:parent-style-name="Excel_20_Built-in_20_Normal" style:data-style-name="N60"/>
    <style:style style:name="ce5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WM Timers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office:value-type="string">
            <text:p>8Bit Timers for PWM Out</text:p>
          </table:table-cell>
          <table:table-cell table:number-columns-repeated="1023"/>
        </table:table-row>
        <table:table-row table:style-name="ro1">
          <table:table-cell office:value-type="string">
            <text:p>fosc</text:p>
          </table:table-cell>
          <table:table-cell table:style-name="ce2" office:value-type="float" office:value="16000000">
            <text:p>1.60E+07</text:p>
          </table:table-cell>
          <table:table-cell table:number-columns-repeated="1022"/>
        </table:table-row>
        <table:table-row table:style-name="ro1">
          <table:table-cell office:value-type="string">
            <text:p>fc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OCRA</text:p>
          </table:table-cell>
          <table:table-cell office:value-type="float" office:value="255">
            <text:p>255</text:p>
          </table:table-cell>
          <table:table-cell table:number-columns-repeated="1022"/>
        </table:table-row>
        <table:table-row table:style-name="ro1">
          <table:table-cell office:value-type="string">
            <text:p>clock prescaler</text:p>
          </table:table-cell>
          <table:table-cell office:value-type="string">
            <text:p>clock freq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string">
            <text:p>counter N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[.$B$2]/[.A6]" office:value-type="float" office:value="16000000">
            <text:p>16000000</text:p>
          </table:table-cell>
          <table:table-cell table:style-name="ce3" table:formula="of:=[.B6]/(2*[.$B$4])" office:value-type="float" office:value="31372.5490196078">
            <text:p>31372.55</text:p>
          </table:table-cell>
          <table:table-cell table:style-name="ce3" table:formula="of:=[.$B6]/8/(2*[.$B$4])" office:value-type="float" office:value="3921.56862745098">
            <text:p>3921.57</text:p>
          </table:table-cell>
          <table:table-cell table:style-name="ce3" table:formula="of:=[.$B6]/[.E$5]/(2*[.$B$4])" office:value-type="float" office:value="490.196078431373">
            <text:p>490.2</text:p>
          </table:table-cell>
          <table:table-cell table:style-name="ce3" table:formula="of:=[.$B6]/[.F$5]/(2*[.$B$4])" office:value-type="float" office:value="122.549019607843">
            <text:p>122.55</text:p>
          </table:table-cell>
          <table:table-cell table:style-name="ce3" table:formula="of:=[.$B6]/[.G$5]/(2*[.$B$4])" office:value-type="float" office:value="30.6372549019608">
            <text:p>30.64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table:formula="of:=[.$B$2]/[.A7]" office:value-type="float" office:value="8000000">
            <text:p>8000000</text:p>
          </table:table-cell>
          <table:table-cell table:style-name="ce3" table:formula="of:=[.B7]/(2*[.$B$4])" office:value-type="float" office:value="15686.2745098039">
            <text:p>15686.27</text:p>
          </table:table-cell>
          <table:table-cell table:style-name="ce3" table:formula="of:=[.$B7]/8/(2*[.$B$4])" office:value-type="float" office:value="1960.78431372549">
            <text:p>1960.78</text:p>
          </table:table-cell>
          <table:table-cell table:style-name="ce3" table:formula="of:=[.$B7]/[.E$5]/(2*[.$B$4])" office:value-type="float" office:value="245.098039215686">
            <text:p>245.1</text:p>
          </table:table-cell>
          <table:table-cell table:style-name="ce3" table:formula="of:=[.$B7]/[.F$5]/(2*[.$B$4])" office:value-type="float" office:value="61.2745098039216">
            <text:p>61.27</text:p>
          </table:table-cell>
          <table:table-cell table:style-name="ce3" table:formula="of:=[.$B7]/[.G$5]/(2*[.$B$4])" office:value-type="float" office:value="15.3186274509804">
            <text:p>15.32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table:formula="of:=[.$B$2]/[.A8]" office:value-type="float" office:value="4000000">
            <text:p>4000000</text:p>
          </table:table-cell>
          <table:table-cell table:style-name="ce3" table:formula="of:=[.B8]/(2*[.$B$4])" office:value-type="float" office:value="7843.13725490196">
            <text:p>7843.14</text:p>
          </table:table-cell>
          <table:table-cell table:style-name="ce3" table:formula="of:=[.$B8]/8/(2*[.$B$4])" office:value-type="float" office:value="980.392156862745">
            <text:p>980.39</text:p>
          </table:table-cell>
          <table:table-cell table:style-name="ce3" table:formula="of:=[.$B8]/[.E$5]/(2*[.$B$4])" office:value-type="float" office:value="122.549019607843">
            <text:p>122.55</text:p>
          </table:table-cell>
          <table:table-cell table:style-name="ce3" table:formula="of:=[.$B8]/[.F$5]/(2*[.$B$4])" office:value-type="float" office:value="30.6372549019608">
            <text:p>30.64</text:p>
          </table:table-cell>
          <table:table-cell table:style-name="ce3" table:formula="of:=[.$B8]/[.G$5]/(2*[.$B$4])" office:value-type="float" office:value="7.6593137254902">
            <text:p>7.66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3" table:formula="of:=[.$B$2]/[.A9]" office:value-type="float" office:value="2000000">
            <text:p>2000000</text:p>
          </table:table-cell>
          <table:table-cell table:style-name="ce3" table:formula="of:=[.B9]/(2*[.$B$4])" office:value-type="float" office:value="3921.56862745098">
            <text:p>3921.57</text:p>
          </table:table-cell>
          <table:table-cell table:style-name="ce3" table:formula="of:=[.$B9]/8/(2*[.$B$4])" office:value-type="float" office:value="490.196078431373">
            <text:p>490.2</text:p>
          </table:table-cell>
          <table:table-cell table:style-name="ce3" table:formula="of:=[.$B9]/[.E$5]/(2*[.$B$4])" office:value-type="float" office:value="61.2745098039216">
            <text:p>61.27</text:p>
          </table:table-cell>
          <table:table-cell table:style-name="ce3" table:formula="of:=[.$B9]/[.F$5]/(2*[.$B$4])" office:value-type="float" office:value="15.3186274509804">
            <text:p>15.32</text:p>
          </table:table-cell>
          <table:table-cell table:style-name="ce3" table:formula="of:=[.$B9]/[.G$5]/(2*[.$B$4])" office:value-type="float" office:value="3.8296568627451">
            <text:p>3.83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style-name="ce3" table:formula="of:=[.$B$2]/[.A10]" office:value-type="float" office:value="1000000">
            <text:p>1000000</text:p>
          </table:table-cell>
          <table:table-cell table:style-name="ce3" table:formula="of:=[.B10]/(2*[.$B$4])" office:value-type="float" office:value="1960.78431372549">
            <text:p>1960.78</text:p>
          </table:table-cell>
          <table:table-cell table:style-name="ce3" table:formula="of:=[.$B10]/8/(2*[.$B$4])" office:value-type="float" office:value="245.098039215686">
            <text:p>245.1</text:p>
          </table:table-cell>
          <table:table-cell table:style-name="ce3" table:formula="of:=[.$B10]/[.E$5]/(2*[.$B$4])" office:value-type="float" office:value="30.6372549019608">
            <text:p>30.64</text:p>
          </table:table-cell>
          <table:table-cell table:style-name="ce3" table:formula="of:=[.$B10]/[.F$5]/(2*[.$B$4])" office:value-type="float" office:value="7.6593137254902">
            <text:p>7.66</text:p>
          </table:table-cell>
          <table:table-cell table:style-name="ce3" table:formula="of:=[.$B10]/[.G$5]/(2*[.$B$4])" office:value-type="float" office:value="1.91482843137255">
            <text:p>1.9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style-name="ce3" table:formula="of:=[.$B$2]/[.A11]" office:value-type="float" office:value="500000">
            <text:p>500000</text:p>
          </table:table-cell>
          <table:table-cell table:style-name="ce3" table:formula="of:=[.B11]/(2*[.$B$4])" office:value-type="float" office:value="980.392156862745">
            <text:p>980.39</text:p>
          </table:table-cell>
          <table:table-cell table:style-name="ce3" table:formula="of:=[.$B11]/8/(2*[.$B$4])" office:value-type="float" office:value="122.549019607843">
            <text:p>122.55</text:p>
          </table:table-cell>
          <table:table-cell table:style-name="ce3" table:formula="of:=[.$B11]/[.E$5]/(2*[.$B$4])" office:value-type="float" office:value="15.3186274509804">
            <text:p>15.32</text:p>
          </table:table-cell>
          <table:table-cell table:style-name="ce3" table:formula="of:=[.$B11]/[.F$5]/(2*[.$B$4])" office:value-type="float" office:value="3.8296568627451">
            <text:p>3.83</text:p>
          </table:table-cell>
          <table:table-cell table:style-name="ce3" table:formula="of:=[.$B11]/[.G$5]/(2*[.$B$4])" office:value-type="float" office:value="0.957414215686275">
            <text:p>0.96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table:style-name="ce3" table:formula="of:=[.$B$2]/[.A12]" office:value-type="float" office:value="250000">
            <text:p>250000</text:p>
          </table:table-cell>
          <table:table-cell table:style-name="ce3" table:formula="of:=[.B12]/(2*[.$B$4])" office:value-type="float" office:value="490.196078431373">
            <text:p>490.2</text:p>
          </table:table-cell>
          <table:table-cell table:style-name="ce3" table:formula="of:=[.$B12]/8/(2*[.$B$4])" office:value-type="float" office:value="61.2745098039216">
            <text:p>61.27</text:p>
          </table:table-cell>
          <table:table-cell table:style-name="ce3" table:formula="of:=[.$B12]/[.E$5]/(2*[.$B$4])" office:value-type="float" office:value="7.6593137254902">
            <text:p>7.66</text:p>
          </table:table-cell>
          <table:table-cell table:style-name="ce3" table:formula="of:=[.$B12]/[.F$5]/(2*[.$B$4])" office:value-type="float" office:value="1.91482843137255">
            <text:p>1.91</text:p>
          </table:table-cell>
          <table:table-cell table:style-name="ce3" table:formula="of:=[.$B12]/[.G$5]/(2*[.$B$4])" office:value-type="float" office:value="0.478707107843137">
            <text:p>0.48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table:style-name="ce3" table:formula="of:=[.$B$2]/[.A13]" office:value-type="float" office:value="125000">
            <text:p>125000</text:p>
          </table:table-cell>
          <table:table-cell table:style-name="ce3" table:formula="of:=[.B13]/(2*[.$B$4])" office:value-type="float" office:value="245.098039215686">
            <text:p>245.1</text:p>
          </table:table-cell>
          <table:table-cell table:style-name="ce3" table:formula="of:=[.$B13]/8/(2*[.$B$4])" office:value-type="float" office:value="30.6372549019608">
            <text:p>30.64</text:p>
          </table:table-cell>
          <table:table-cell table:style-name="ce3" table:formula="of:=[.$B13]/[.E$5]/(2*[.$B$4])" office:value-type="float" office:value="3.8296568627451">
            <text:p>3.83</text:p>
          </table:table-cell>
          <table:table-cell table:style-name="ce3" table:formula="of:=[.$B13]/[.F$5]/(2*[.$B$4])" office:value-type="float" office:value="0.957414215686275">
            <text:p>0.96</text:p>
          </table:table-cell>
          <table:table-cell table:style-name="ce3" table:formula="of:=[.$B13]/[.G$5]/(2*[.$B$4])" office:value-type="float" office:value="0.239353553921569">
            <text:p>0.24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table:style-name="ce3" table:formula="of:=[.$B$2]/[.A14]" office:value-type="float" office:value="62500">
            <text:p>62500</text:p>
          </table:table-cell>
          <table:table-cell table:style-name="ce3" table:formula="of:=[.B14]/(2*[.$B$4])" office:value-type="float" office:value="122.549019607843">
            <text:p>122.55</text:p>
          </table:table-cell>
          <table:table-cell table:style-name="ce3" table:formula="of:=[.$B14]/8/(2*[.$B$4])" office:value-type="float" office:value="15.3186274509804">
            <text:p>15.32</text:p>
          </table:table-cell>
          <table:table-cell table:style-name="ce3" table:formula="of:=[.$B14]/[.E$5]/(2*[.$B$4])" office:value-type="float" office:value="1.91482843137255">
            <text:p>1.91</text:p>
          </table:table-cell>
          <table:table-cell table:style-name="ce3" table:formula="of:=[.$B14]/[.F$5]/(2*[.$B$4])" office:value-type="float" office:value="0.478707107843137">
            <text:p>0.48</text:p>
          </table:table-cell>
          <table:table-cell table:style-name="ce3" table:formula="of:=[.$B14]/[.G$5]/(2*[.$B$4])" office:value-type="float" office:value="0.119676776960784">
            <text:p>0.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Desired FPWM</text:p>
          </table:table-cell>
          <table:table-cell table:style-name="ce1" office:value-type="string">
            <text:p>OCRA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table:formula="of:=[.$B$2]/([.$F$5]*2*[.$A$18])" office:value-type="float" office:value="104.166666666667">
            <text:p>104.17</text:p>
          </table:table-cell>
          <table:table-cell table:number-columns-repeated="1022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out" table:style-name="ta2" table:print="false"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8" table:number-columns-repeated="1021" table:default-cell-style-name="Excel_20_Built-in_20_Normal"/>
        <table:table-row table:style-name="ro1">
          <table:table-cell office:value-type="string">
            <text:p>RC CHANNEL</text:p>
          </table:table-cell>
          <table:table-cell office:value-type="string">
            <text:p>PCINT</text:p>
          </table:table-cell>
          <table:table-cell office:value-type="string">
            <text:p>Por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PC5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PC4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WM OUT</text:p>
          </table:table-cell>
          <table:table-cell/>
          <table:table-cell office:value-type="string">
            <text:p>Por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C0A</text:p>
          </table:table-cell>
          <table:table-cell office:value-type="string">
            <text:p>PD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C0B</text:p>
          </table:table-cell>
          <table:table-cell office:value-type="string">
            <text:p>PD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C1A</text:p>
          </table:table-cell>
          <table:table-cell office:value-type="string">
            <text:p>PB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C1B</text:p>
          </table:table-cell>
          <table:table-cell office:value-type="string">
            <text:p>PB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SART</text:p>
          </table:table-cell>
          <table:table-cell table:number-columns-repeated="1023"/>
        </table:table-row>
        <table:table-row table:style-name="ro1">
          <table:table-cell office:value-type="string">
            <text:p>Tx</text:p>
          </table:table-cell>
          <table:table-cell/>
          <table:table-cell office:value-type="string">
            <text:p>PD1</text:p>
          </table:table-cell>
          <table:table-cell table:number-columns-repeated="1021"/>
        </table:table-row>
        <table:table-row table:style-name="ro1">
          <table:table-cell office:value-type="string">
            <text:p>Rx</text:p>
          </table:table-cell>
          <table:table-cell/>
          <table:table-cell office:value-type="string">
            <text:p>PD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</text:p>
          </table:table-cell>
          <table:table-cell table:number-columns-repeated="1023"/>
        </table:table-row>
        <table:table-row table:style-name="ro1">
          <table:table-cell office:value-type="string">
            <text:p>Red</text:p>
          </table:table-cell>
          <table:table-cell/>
          <table:table-cell office:value-type="string">
            <text:p>PD2</text:p>
          </table:table-cell>
          <table:table-cell table:number-columns-repeated="1021"/>
        </table:table-row>
        <table:table-row table:style-name="ro1">
          <table:table-cell office:value-type="string">
            <text:p>Green</text:p>
          </table:table-cell>
          <table:table-cell/>
          <table:table-cell office:value-type="string">
            <text:p>PD3</text:p>
          </table:table-cell>
          <table:table-cell table:number-columns-repeated="1021"/>
        </table:table-row>
        <table:table-row table:style-name="ro1">
          <table:table-cell office:value-type="string">
            <text:p>Blue</text:p>
          </table:table-cell>
          <table:table-cell/>
          <table:table-cell office:value-type="string">
            <text:p>PD4</text:p>
          </table:table-cell>
          <table:table-cell table:number-columns-repeated="1021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Keeping Timer" table:style-name="ta3" table:print="false">
        <table:table-column table:style-name="co8" table:default-cell-style-name="Excel_20_Built-in_20_Normal"/>
        <table:table-column table:style-name="co11" table:default-cell-style-name="Excel_20_Built-in_20_Normal"/>
        <table:table-column table:style-name="co8" table:number-columns-repeated="1022" table:default-cell-style-name="Excel_20_Built-in_20_Normal"/>
        <table:table-row table:style-name="ro1">
          <table:table-cell office:value-type="string">
            <text:p>fclk</text:p>
          </table:table-cell>
          <table:table-cell table:style-name="ce4" office:value-type="float" office:value="8000000">
            <text:p>8.00E+0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scalar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table:number-columns-repeated="1017"/>
        </table:table-row>
        <table:table-row table:style-name="ro1">
          <table:table-cell office:value-type="string">
            <text:p>focx</text:p>
          </table:table-cell>
          <table:table-cell table:formula="of:=[.$B$1]/[.B$3]" office:value-type="float" office:value="8000000">
            <text:p>8000000</text:p>
          </table:table-cell>
          <table:table-cell table:formula="of:=[.$B$1]/[.C$3]" office:value-type="float" office:value="1000000">
            <text:p>1000000</text:p>
          </table:table-cell>
          <table:table-cell table:formula="of:=[.$B$1]/[.D$3]" office:value-type="float" office:value="250000">
            <text:p>250000</text:p>
          </table:table-cell>
          <table:table-cell table:formula="of:=[.$B$1]/[.E$3]" office:value-type="float" office:value="125000">
            <text:p>125000</text:p>
          </table:table-cell>
          <table:table-cell table:formula="of:=[.$B$1]/[.F$3]" office:value-type="float" office:value="31250">
            <text:p>31250</text:p>
          </table:table-cell>
          <table:table-cell table:formula="of:=[.$B$1]/[.G$3]" office:value-type="float" office:value="7812.5">
            <text:p>7812.5</text:p>
          </table:table-cell>
          <table:table-cell table:number-columns-repeated="1017"/>
        </table:table-row>
        <table:table-row table:style-name="ro1">
          <table:table-cell office:value-type="string">
            <text:p>T</text:p>
          </table:table-cell>
          <table:table-cell table:style-name="ce2" table:formula="of:=1/[.B$4]" office:value-type="float" office:value="0.000000125">
            <text:p>1.25E-07</text:p>
          </table:table-cell>
          <table:table-cell table:style-name="ce2" table:formula="of:=1/[.C$4]" office:value-type="float" office:value="0.000001">
            <text:p>1.00E-06</text:p>
          </table:table-cell>
          <table:table-cell table:style-name="ce5" table:formula="of:=1/[.D$4]" office:value-type="float" office:value="0.000004">
            <text:p>4.00E-06</text:p>
          </table:table-cell>
          <table:table-cell table:style-name="ce5" table:formula="of:=1/[.E$4]" office:value-type="float" office:value="0.000008">
            <text:p>8.00E-06</text:p>
          </table:table-cell>
          <table:table-cell table:style-name="ce5" table:formula="of:=1/[.F$4]" office:value-type="float" office:value="0.000032">
            <text:p>3.20E-05</text:p>
          </table:table-cell>
          <table:table-cell table:style-name="ce5" table:formula="of:=1/[.G$4]" office:value-type="float" office:value="0.000128">
            <text:p>1.28E-04</text:p>
          </table:table-cell>
          <table:table-cell table:number-columns-repeated="1017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'PWM Timers'.$A$1" table:expression="[.$B$2]/#ref!"/>
        <table:named-expression table:name="__shared_1_0_1" table:base-cell-address="$'PWM Timers'.$A$1" table:expression="#ref!/(2*$B$4)"/>
        <table:named-expression table:name="__shared_1_0_2" table:base-cell-address="$'PWM Timers'.$A$1" table:expression="[.$B1]/8/(2*[.$B$4])"/>
        <table:named-expression table:name="__shared_1_0_3" table:base-cell-address="$'PWM Timers'.$A$1" table:expression="[.$B1]/[.A$5]/(2*[.$B$4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5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AU">
      <number:text> - </number:text>
    </number:number-style>
    <number:text-style style:name="N5119" number:language="en" number:country="AU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currency-style style:name="N5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5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0P2" style:volatile="true" number:language="en" number:country="AU">
      <number:text> </number:text>
      <number:currency-symbol/>
      <number:text>- </number:text>
    </number:currency-style>
    <number:text-style style:name="N5120" number:language="en" number:country="AU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21" number:language="en" number:country="A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currency-style style:name="N5122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512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22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22" number:language="en" number:country="A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n" number:country="AU">
      <number:minutes number:style="long"/>
      <number:text>:</number:text>
      <number:seconds number:style="long"/>
    </number:time-style>
    <number:time-style style:name="N5124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n" number:country="AU">
      <number:minutes number:style="long"/>
      <number:text>:</number:text>
      <number:seconds number:style="long" number:decimal-places="1"/>
    </number:time-style>
    <number:number-style style:name="N5126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18/07/2010</text:date>, <text:time>13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WM_20_Timers" style:display-name="PageStyle_PWM Tim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" style:display-name="PageStyle_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_20_Keeping_20_Timer" style:display-name="PageStyle_Time Keeping Tim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8T13:31:56</dc:date>
    <dc:creator>Tim Molloy</dc:creator>
    <meta:document-statistic meta:table-count="3" meta:cell-count="151" meta:object-count="0"/>
    <meta:generator>OpenOffice.org/3.2$Unix OpenOffice.org_project/320m18$Build-9502</meta:generator>
  </office:meta>
</office:document-meta>
</file>